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2ad6" officeooo:paragraph-rsid="00072ad6"/>
    </style:style>
    <style:style style:name="P2" style:family="paragraph" style:parent-style-name="Standard">
      <style:paragraph-properties fo:text-align="center" style:justify-single-word="false"/>
      <style:text-properties officeooo:rsid="00072ad6" officeooo:paragraph-rsid="00072ad6"/>
    </style:style>
    <style:style style:name="P3" style:family="paragraph" style:parent-style-name="Standard">
      <style:text-properties fo:font-style="italic" officeooo:rsid="00072ad6" officeooo:paragraph-rsid="00072ad6" style:font-style-asian="italic" style:font-style-complex="italic"/>
    </style:style>
    <style:style style:name="P4" style:family="paragraph" style:parent-style-name="Standard">
      <style:text-properties officeooo:rsid="0007e560" officeooo:paragraph-rsid="0007e560"/>
    </style:style>
    <style:style style:name="P5" style:family="paragraph" style:parent-style-name="Standard">
      <style:text-properties officeooo:rsid="0009aed5" officeooo:paragraph-rsid="0009aed5"/>
    </style:style>
    <style:style style:name="P6" style:family="paragraph" style:parent-style-name="Standard">
      <style:text-properties officeooo:rsid="0009aed5" officeooo:paragraph-rsid="000b0095"/>
    </style:style>
    <style:style style:name="P7" style:family="paragraph" style:parent-style-name="Standard">
      <style:text-properties officeooo:rsid="000b705f" officeooo:paragraph-rsid="000b705f"/>
    </style:style>
    <style:style style:name="P8" style:family="paragraph" style:parent-style-name="Title"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end"/>
    </style:style>
    <style:style style:name="T1" style:family="text">
      <style:text-properties officeooo:rsid="0007e560"/>
    </style:style>
    <style:style style:name="T2" style:family="text">
      <style:text-properties officeooo:rsid="0009aed5"/>
    </style:style>
    <style:style style:name="T3" style:family="text">
      <style:text-properties officeooo:rsid="000b0095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5437in" fo:min-width="1.2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19in" fo:min-width="0.13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126in" fo:min-width="0.1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26in" fo:min-width="0.1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902in" fo:min-width="0.4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244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isualizing Inversion vs NOT<text:line-break/>in Answered Modal Logic</text:p>
      <text:p text:style-name="P2">by Sven Nilsen, 2020</text:p>
      <text:p text:style-name="P1"/>
      <text:p text:style-name="P3">In this paper I visualize inversion (`¬`) vs the generalized logical NOT in Answered Modal Logic.</text:p>
      <text:p text:style-name="P1"/>
      <text:p text:style-name="P1">In Answered Modal Logic, there are two ways to flip bits encoded as <text:span text:style-name="T1">a </text:span>Cubical Binary Code:</text:p>
      <text:p text:style-name="P1"/>
      <text:p text:style-name="P1"><draw:frame text:anchor-type="paragraph" draw:z-index="18" draw:name="Shape6" draw:style-name="gr8" draw:text-style-name="P13" svg:width="0.4516in" svg:height="0.2295in" svg:x="3.2228in" svg:y="0.1799in"><draw:text-box><text:p>not</text:p></draw:text-box></draw:frame><draw:frame text:anchor-type="paragraph" draw:z-index="22" draw:name="Shape7" draw:style-name="gr9" draw:text-style-name="P13" svg:width="0.2295in" svg:height="0.2657in" svg:x="1.5409in" svg:y="0.0945in"><draw:text-box><text:p>00</text:p></draw:text-box></draw:frame><draw:frame text:anchor-type="paragraph" draw:z-index="23" draw:name="Shape7" draw:style-name="gr9" draw:text-style-name="P13" svg:width="0.2295in" svg:height="0.2657in" svg:x="3.7602in" svg:y="0.1016in"><draw:text-box><text:p>01</text:p></draw:text-box></draw:frame><draw:frame text:anchor-type="paragraph" draw:z-index="26" draw:name="Shape7" draw:style-name="gr9" draw:text-style-name="P13" svg:width="0.2295in" svg:height="0.2657in" svg:x="2.6071in" svg:y="0.0799in"><draw:text-box><text:p text:style-name="P14">¬◇</text:p></draw:text-box></draw:frame><draw:frame text:anchor-type="paragraph" draw:z-index="27" draw:name="Shape7" draw:style-name="gr9" draw:text-style-name="P13" svg:width="0.2295in" svg:height="0.2657in" svg:x="4.8264in" svg:y="0.0799in"><draw:text-box><text:p text:style-name="P14">□</text:p></draw:text-box></draw:frame></text:p>
      <text:p text:style-name="P1"><draw:custom-shape text:anchor-type="paragraph" draw:z-index="2" draw:name="Shape1" draw:style-name="gr3" draw:text-style-name="P11" svg:width="0.1862in" svg:height="0.1862in" svg:x="1.7984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2" svg:width="0.1862in" svg:height="0.1862in" svg:x="2.4071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10" svg:width="1.2953in" svg:height="0.5441in" svg:x="1.5409in" svg:y="0.0819in"><text:p/><draw:enhanced-geometry svg:viewBox="0 0 21600 21600" draw:type="rectangle" draw:enhanced-path="M 0 0 L 21600 0 21600 21600 0 21600 0 0 Z N"/></draw:custom-shape><draw:custom-shape text:anchor-type="paragraph" draw:z-index="4" draw:name="Shape2" draw:style-name="gr2" draw:text-style-name="P10" svg:width="1.2953in" svg:height="0.5441in" svg:x="3.7602in" svg:y="0.0819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10" svg:width="1.2953in" svg:height="0.5441in" svg:x="1.5555in" svg:y="1.3492in"><text:p/><draw:enhanced-geometry svg:viewBox="0 0 21600 21600" draw:type="rectangle" draw:enhanced-path="M 0 0 L 21600 0 21600 21600 0 21600 0 0 Z N"/></draw:custom-shape><draw:custom-shape text:anchor-type="paragraph" draw:z-index="6" draw:name="Shape2" draw:style-name="gr2" draw:text-style-name="P10" svg:width="1.2953in" svg:height="0.5441in" svg:x="3.7602in" svg:y="1.378in"><text:p/><draw:enhanced-geometry svg:viewBox="0 0 21600 21600" draw:type="rectangle" draw:enhanced-path="M 0 0 L 21600 0 21600 21600 0 21600 0 0 Z N"/></draw:custom-shape><draw:custom-shape text:anchor-type="paragraph" draw:z-index="7" draw:name="Shape1" draw:style-name="gr4" draw:text-style-name="P12" svg:width="0.1862in" svg:height="0.1862in" svg:x="4.0535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5" draw:text-style-name="P11" svg:width="0.1862in" svg:height="0.1862in" svg:x="4.6335in" svg:y="0.2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4" draw:text-style-name="P12" svg:width="0.1862in" svg:height="0.1862in" svg:x="1.7984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4" draw:text-style-name="P12" svg:width="0.1862in" svg:height="0.1862in" svg:x="2.4429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3" draw:style-name="gr1" draw:text-style-name="P9" svg:x1="1.8917in" svg:y1="1.6138in" svg:x2="2.5283in" svg:y2="1.6138in"><text:p/></draw:line><draw:line text:anchor-type="paragraph" draw:z-index="11" draw:name="Shape3" draw:style-name="gr1" draw:text-style-name="P9" svg:x1="4.0898in" svg:y1="1.6283in" svg:x2="4.7264in" svg:y2="1.6283in"><text:p/></draw:line><draw:custom-shape text:anchor-type="paragraph" draw:z-index="12" draw:name="Shape1" draw:style-name="gr5" draw:text-style-name="P11" svg:width="0.1862in" svg:height="0.1862in" svg:x="3.9965in" svg:y="1.5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5" draw:text-style-name="P11" svg:width="0.1862in" svg:height="0.1862in" svg:x="4.6409in" svg:y="1.5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4" draw:style-name="gr6" svg:width="0.5516in" svg:height="0.1795in" svg:x="3.0508in" svg:y="0.217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" draw:name="Shape4" draw:style-name="gr6" svg:width="0.5516in" svg:height="0.1795in" svg:x="3.0429in" svg:y="1.534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Shape5" draw:style-name="gr7" svg:width="0.2079in" svg:height="0.5303in" svg:x="2.0634in" svg:y="0.711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7" draw:name="Shape5" draw:style-name="gr7" svg:width="0.2079in" svg:height="0.5303in" svg:x="4.2681in" svg:y="0.740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9" draw:name="Shape6" draw:style-name="gr8" draw:text-style-name="P13" svg:width="0.4516in" svg:height="0.2295in" svg:x="3.2154in" svg:y="1.3055in"><draw:text-box><text:p>not</text:p></draw:text-box></draw:frame><draw:frame text:anchor-type="paragraph" draw:z-index="20" draw:name="Shape6" draw:style-name="gr8" draw:text-style-name="P13" svg:width="0.2079in" svg:height="0.2295in" svg:x="2.3138in" svg:y="0.8618in"><draw:text-box><text:p>¬</text:p></draw:text-box></draw:frame><draw:frame text:anchor-type="paragraph" draw:z-index="21" draw:name="Shape6" draw:style-name="gr8" draw:text-style-name="P13" svg:width="0.2079in" svg:height="0.2295in" svg:x="4.511in" svg:y="0.8756in"><draw:text-box><text:p>¬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28" draw:name="Shape7" draw:style-name="gr9" draw:text-style-name="P13" svg:width="0.2295in" svg:height="0.2657in" svg:x="2.6217in" svg:y="0.1898in"><draw:text-box><text:p text:style-name="P14">◇</text:p></draw:text-box></draw:frame></text:p>
      <text:p text:style-name="P1"><draw:frame text:anchor-type="paragraph" draw:z-index="24" draw:name="Shape7" draw:style-name="gr9" draw:text-style-name="P13" svg:width="0.2295in" svg:height="0.2657in" svg:x="1.5555in" svg:y="0.0134in"><draw:text-box><text:p>10</text:p></draw:text-box></draw:frame><draw:frame text:anchor-type="paragraph" draw:z-index="25" draw:name="Shape7" draw:style-name="gr9" draw:text-style-name="P13" svg:width="0.2295in" svg:height="0.2657in" svg:x="3.7602in" svg:y="0.0445in"><draw:text-box><text:p>11</text:p></draw:text-box></draw:frame><draw:frame text:anchor-type="paragraph" draw:z-index="29" draw:name="Shape7" draw:style-name="gr9" draw:text-style-name="P13" svg:width="0.2295in" svg:height="0.2657in" svg:x="4.8264in" svg:y="0.0244in"><draw:text-box><text:p text:style-name="P14">¬□</text:p></draw:text-box></draw:frame></text:p>
      <text:p text:style-name="P1"/>
      <text:p text:style-name="P1"/>
      <text:p text:style-name="P1"/>
      <text:p text:style-name="P1"/>
      <text:p text:style-name="P4"/>
      <text:p text:style-name="P4">The `¬` <text:span text:style-name="T2">function</text:span> is used for inversion, which is the semantics that follows from the answered predicate.</text:p>
      <text:p text:style-name="P5">In this model, the canonical form of the 3-bit semantic model can be chosen to be symmetric:</text:p>
      <text:p text:style-name="P5"/>
      <text:p text:style-name="P5"><text:tab/><text:span text:style-name="T3">100<text:tab/>001<text:tab/>010<text:tab/>111</text:span></text:p>
      <text:p text:style-name="P5"/>
      <text:p text:style-name="P5">The `not` function is generalized logical NOT, which is the semantics that follows from the Propositional Logic interpretation of Answered Modal Logic using the `¬□ = [¬◇, □)` <text:span text:style-name="T3">interval </text:span>model:</text:p>
      <text:p text:style-name="P5"/>
      <text:p text:style-name="P5"><text:tab/><text:span text:style-name="T3">100<text:tab/>001<text:tab/>011<text:tab/>110</text:span></text:p>
      <text:p text:style-name="P5"/>
      <text:p text:style-name="P6"><text:span text:style-name="T3">Although t</text:span>he <text:span text:style-name="T3">two 3-bit semantic models have different </text:span>interpretation<text:span text:style-name="T3">s,<text:line-break/>they are compatible using the Cubical Binary Code encoding, which uses only 2 bits:</text:span></text:p>
      <text:p text:style-name="P5"/>
      <text:p text:style-name="P5"><text:tab/><text:span text:style-name="T3">not(00) = 01<text:tab/><text:tab/>¬(00) = 10<text:tab/><text:tab/>The two functions flip different bits</text:span></text:p>
      <text:p text:style-name="P5"><text:tab/><text:span text:style-name="T3">not(01) = 00<text:tab/><text:tab/>¬(01) = 11</text:span></text:p>
      <text:p text:style-name="P5"><text:tab/><text:span text:style-name="T3">not(10) = 11<text:tab/><text:tab/>¬(10) = 00</text:span></text:p>
      <text:p text:style-name="P5"><text:tab/><text:span text:style-name="T3">not(11) = 10<text:tab/><text:tab/>¬(11) = 01</text:span></text:p>
      <text:p text:style-name="P5"/>
      <text:p text:style-name="P7">This idea can be generalized using a higher order `not_n` which has the following property:</text:p>
      <text:p text:style-name="P7"/>
      <text:p text:style-name="P7"><text:tab/>∀ x, y { not_n(x)[not_n(y)] &lt;=&gt; not_n(x) }</text:p>
      <text:p text:style-name="P7"/>
      <text:p text:style-name="P7"><text:tab/>not_n(0) = not</text:p>
      <text:p text:style-name="P7"><text:tab/>not_n(1) = <text:span text:style-name="T3">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1:46:05.246742000</meta:creation-date>
    <dc:date>2020-07-19T12:37:47.070393000</dc:date>
    <meta:editing-duration>PT22S</meta:editing-duration>
    <meta:editing-cycles>1</meta:editing-cycles>
    <meta:document-statistic meta:table-count="0" meta:image-count="0" meta:object-count="0" meta:page-count="1" meta:paragraph-count="18" meta:word-count="199" meta:character-count="1133" meta:non-whitespace-character-count="938"/>
    <meta:generator>LibreOffice/5.1.2.2$MacOSX_X86_64 LibreOffice_project/d3bf12ecb743fc0d20e0be0c58ca359301eb705f</meta:generator>
  </office:meta>
</office:document-meta>
</file>